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La anotación @EnableBatchProcessing en Spring Boot habilita la funcionalidad básica de procesamiento por lotes (batch processing) al registrar automáticamente componentes clave como JobRepository, JobLauncher y JobBuilderFactory. </text:span></text:p>
      <text:p text:style-name="P1"><text:span text:style-name="T1">Esta configuración predeterminada es útil para iniciar rápidamente un proyecto con Spring Batch.</text:span></text:p>
      <text:p text:style-name="P1"><text:span text:style-name="T1">Sin embargo, al habilitar esta anotación, Spring Batch no crea automáticamente las tablas necesarias para sus metadatos (BATCH_JOB_INSTANCE, BATCH_STEP_EXECUTION, etc.) porque asume que ya están configuradas en la base de datos o que el usuario las manejará manualmente.</text:span></text:p>
      <text:p text:style-name="P1"><text:span text:style-name="T2"/></text:p>
      <text:p text:style-name="P1"><text:span text:style-name="T3">Problema:</text:span></text:p>
      <text:p text:style-name="P1"><text:span text:style-name="T3">Si se comenta la anotación @EnableBatchProcessing, Spring Boot intenta gestionar los metadatos de Batch de forma predeterminada a través de su configuración automática (BatchAutoConfiguration). <text:line-break/><text:line-break/>Si además hay una configuración personalizada de JobRepository, esto puede causar un conflicto de beans definidos automáticamente por BatchAutoConfiguration y los definidos manualmente en la clase de configuración personalizada.<text:line-break/><text:line-break/><text:line-break/><text:line-break/>lo cual genera el siguiente error:</text:span></text:p>
      <text:p text:style-name="P1"><text:span text:style-name="T4"/></text:p>
      <text:p text:style-name="P1"><text:span text:style-name="T4"/></text:p>
      <text:p text:style-name="P1"><text:span text:style-name="T5">***************************</text:span></text:p>
      <text:p text:style-name="P1"><text:span text:style-name="T5">APPLICATION FAILED TO START</text:span></text:p>
      <text:p text:style-name="P1"><text:span text:style-name="T5">***************************</text:span><text:span text:style-name="T6"/></text:p>
      <text:p text:style-name="P1"><text:span text:style-name="T7">Description:</text:span></text:p>
      <text:p text:style-name="P1"><text:span text:style-name="T7">The bean 'jobRepository', defined in class path resource [org/springframework/boot/autoconfigure/batch/BatchAutoConfiguration$SpringBootBatchConfiguration.class], could not be registered. A bean with that name has already been defined in class path resource [com/example/BatchProcessor/config/BatchConfig.class] and overriding is disabled.</text:span><text:span text:style-name="T8"/></text:p>
      <text:p text:style-name="P1"><text:span text:style-name="T9">Action:</text:span></text:p>
      <text:p text:style-name="P1"><text:span text:style-name="T9">Consider renaming one of the beans or enabling overriding by setting spring.main.allow-bean-definition-overriding=true<text:line-break/></text:span></text:p>
      <text:p text:style-name="P1"><text:span text:style-name="T9">Solución:</text:span></text:p>
      <text:p text:style-name="P1"><text:span text:style-name="T9">Para resolver este problema, se debe permitir la sobrescritura de beans en la configuración de la aplicación. Esto se logra añadiendo la siguiente línea en el archivo application.properties:</text:span></text:p>
      <text:p text:style-name="P1"><text:span text:style-name="T10"/></text:p>
      <text:p text:style-name="P1"><text:span text:style-name="T11">spring.main.allow-bean-definition-overriding=true</text:span></text:p>
      <text:p text:style-name="P1"><text:span text:style-name="T12"/></text:p>
      <text:p text:style-name="P1"><text:span text:style-name="T13">De esta manera, se evita el conflicto de beans y Spring Batch puede crear automáticamente las tablas necesarias para los metadatos ademas de respetar la configuración personalizada proporcionada en la aplicación.<text:line-break/><text:line-break/>---------<text:line-break/><text:line-break/>diferencias<text:line-break/>EnableBatchProcesing y<text:s/></text:span><text:span text:style-name="T14">BatchAutoConfiguration<text:s/></text:span><text:span text:style-name="T15"><text:line-break/><text:line-break/><text:line-break/></text:span><text:span text:style-name="T16">La diferencia principal entre la configuración que proporciona la anotación @EnableBatchProcessing y la que se asigna mediante la clase BatchAutoConfiguration de Spring Boot es que la anotación @EnableBatchProcessing sí autoconfigura los componentes básicos de Spring Batch, como JobRepository, JobLauncher, JobBuilderFactory, y StepBuilderFactory. Sin embargo, también te permite sobrescribir estos componentes si defines tus propios beans en la configuración.<text:line-break/>y BatchAutoConfiguration simplemente realiza una autoconfiguracion pero no te permite sobrescribir con beans desde la clase de configuración<text:line-break/></text:span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